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20000008E795EF0DEF4E818A9.png" manifest:media-type="image/png"/>
  <manifest:file-entry manifest:full-path="Pictures/1000000000000159000000AFEBA8B45D5FB0AB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Nova Book" svg:font-family="'Gill Sans Nova Boo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Gill Sans Nova Book"/>
    </style:style>
    <style:style style:name="P4" style:family="paragraph">
      <loext:graphic-properties draw:fill="none" draw:fill-color="#ffffff"/>
      <style:text-properties style:font-name="Gill Sans Nova Book"/>
    </style:style>
    <style:style style:name="T1" style:family="text">
      <style:text-properties style:font-name="Gill Sans Nova Boo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9.77cm" svg:height="4.783cm" svg:x="3.5cm" svg:y="5.5cm">
          <draw:image xlink:href="Pictures/10000000000001220000008E795EF0DEF4E818A9.png" xlink:type="simple" xlink:show="embed" xlink:actuate="onLoad" draw:mime-type="image/png">
            <text:p/>
          </draw:image>
        </draw:frame>
        <draw:frame draw:style-name="gr1" draw:text-style-name="P2" draw:layer="layout" svg:width="9.5cm" svg:height="4.818cm" svg:x="14cm" svg:y="5.182cm">
          <draw:image xlink:href="Pictures/1000000000000159000000AFEBA8B45D5FB0AB0B.png" xlink:type="simple" xlink:show="embed" xlink:actuate="onLoad" draw:mime-type="image/png">
            <text:p/>
          </draw:image>
        </draw:frame>
        <draw:frame draw:style-name="gr2" draw:text-style-name="P4" draw:layer="layout" svg:width="8cm" svg:height="1.162cm" svg:x="14.5cm" svg:y="10.5cm">
          <draw:text-box>
            <text:p text:style-name="P3"><text:span text:style-name="T1">Data via APIs: <text:s/>No Europe</text:span></text:p>
          </draw:text-box>
        </draw:frame>
        <draw:frame draw:style-name="gr2" draw:text-style-name="P4" draw:layer="layout" svg:width="8cm" svg:height="1.162cm" svg:x="5.5cm" svg:y="10.5cm">
          <draw:text-box>
            <text:p text:style-name="P3"><text:span text:style-name="T1">Data in hardcopy: <text:s/>Europ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Nova Book" svg:font-family="'Gill Sans Nova Boo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ny Quah</meta:initial-creator>
    <meta:creation-date>2021-01-03T18:25:04.978000000</meta:creation-date>
    <dc:date>2021-01-03T18:29:09.010000000</dc:date>
    <dc:creator>Danny Quah</dc:creator>
    <meta:editing-duration>PT4M5S</meta:editing-duration>
    <meta:editing-cycles>1</meta:editing-cycles>
    <meta:document-statistic meta:object-count="29"/>
    <meta:generator>LibreOffice/7.0.3.1$Windows_X86_64 LibreOffice_project/d7547858d014d4cf69878db179d326fc3483e082</meta:generator>
  </office:meta>
</office:document-meta>
</file>